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Ubuntu" svg:font-family="Ubuntu"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5748b" officeooo:paragraph-rsid="0005748b"/>
    </style:style>
    <style:style style:name="P2" style:family="paragraph" style:parent-style-name="Heading_20_2">
      <style:text-properties officeooo:rsid="0005748b" officeooo:paragraph-rsid="0005748b"/>
    </style:style>
    <style:style style:name="P3" style:family="paragraph" style:parent-style-name="Text_20_body">
      <style:paragraph-properties fo:text-align="center" style:justify-single-word="false"/>
      <style:text-properties officeooo:rsid="0005748b" officeooo:paragraph-rsid="0005748b"/>
    </style:style>
    <style:style style:name="P4" style:family="paragraph" style:parent-style-name="Text_20_body" style:list-style-name="L3">
      <style:paragraph-properties fo:line-height="100%"/>
      <style:text-properties officeooo:rsid="0005748b" officeooo:paragraph-rsid="0005748b"/>
    </style:style>
    <style:style style:name="P5" style:family="paragraph" style:parent-style-name="Text_20_body">
      <style:paragraph-properties fo:text-align="justify" style:justify-single-word="false"/>
      <style:text-properties officeooo:rsid="0005748b" officeooo:paragraph-rsid="0005748b"/>
    </style:style>
    <style:style style:name="P6" style:family="paragraph" style:parent-style-name="Text_20_body" style:list-style-name="L1">
      <style:paragraph-properties fo:text-align="justify" style:justify-single-word="false"/>
      <style:text-properties officeooo:rsid="0005748b" officeooo:paragraph-rsid="0005748b"/>
    </style:style>
    <style:style style:name="P7" style:family="paragraph" style:parent-style-name="Text_20_body">
      <style:text-properties officeooo:paragraph-rsid="0005748b"/>
    </style:style>
    <style:style style:name="P8" style:family="paragraph" style:parent-style-name="Text_20_body" style:list-style-name="L4">
      <style:text-properties officeooo:rsid="0006f02e" officeooo:paragraph-rsid="0006f02e"/>
    </style:style>
    <style:style style:name="P9" style:family="paragraph" style:parent-style-name="Text_20_body">
      <style:paragraph-properties fo:text-align="justify" style:justify-single-word="false"/>
      <style:text-properties officeooo:rsid="0006f02e" officeooo:paragraph-rsid="0006f02e"/>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text-properties officeooo:paragraph-rsid="0005748b"/>
    </style:style>
    <style:style style:name="P12" style:family="paragraph" style:parent-style-name="Title">
      <style:text-properties officeooo:paragraph-rsid="0005748b"/>
    </style:style>
    <style:style style:name="T1" style:family="text">
      <style:text-properties officeooo:rsid="0005748b"/>
    </style:style>
    <style:style style:name="T2" style:family="text">
      <style:text-properties style:font-name="Ubuntu"/>
    </style:style>
    <style:style style:name="T3" style:family="text">
      <style:text-properties style:font-name="Ubuntu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079" number:language="fr" number:country="FR" number:automatic-order="true">
      <number:day-of-week number:style="long"/>
      <number:text> </number:text>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variable-get text:name="H2" style:data-style-name="N0"/><text:span text:style-name="T2"><text:date style:data-style-name="N10079" text:date-value="2021-05-01T19:45:18.924733693" text:fixed="true">samedi 1 mai 2021</text:date></text:span></text:p>
      <text:p text:style-name="P12"><text:span text:style-name="T1">Projet E2 Watering</text:span></text:p>
      <text:p text:style-name="P3">Groupe 1 : Tchavo Frund et Valentin Sandoz</text:p>
      <text:h text:style-name="Heading_20_1" text:outline-level="1">Descriptif du projet</text:h>
      <text:p text:style-name="P10"><text:line-break/>Création d’un arrosage automatisé prenant en compte l’humidité du sol, la température ambiante et la luminosité.</text:p>
      <text:p text:style-name="P5">Possibilités d’extension du projet : </text:p>
      <text:list xml:id="list1372099956" text:style-name="L1">
        <text:list-item>
          <text:p text:style-name="P11"><text:span text:style-name="T1">Intégration des prévisions météorologiques dans l’évaluation du besoin d’arrosage</text:span></text:p>
        </text:list-item>
        <text:list-item>
          <text:p text:style-name="P6">Création d’un mini site-web permettant d’actionner l’arrosage manuellement, d’afficher et de modifier les principaux règlages d’arrosage et de <text:span text:style-name="T3">visualiser quand l’arrosage a été enclenché ou non</text:span></text:p>
        </text:list-item>
      </text:list>
      <text:p text:style-name="P5">La réalisation de l’arrosage se déroulera chez Valentin à Saint-Légier où il y a une prise d’eau et un cabanon de jardin protégé des intempéries où le Raspberry-Pi sera installé.</text:p>
      <text:p text:style-name="P9">Notre projet sortant légèrement des consignes données pour le projet, nous souhaiterions nous concentrer sur le fonctionnement sur le fonctionnement de l’arrosage automatique et l’élaboration des possibilité d’extensions du projet que d’analyser les données après-coup sur matlab (puisque l’analyse de données se fait en temps réel par le Raspberry Pi). </text:p>
      <text:h text:style-name="P1" text:outline-level="1">Matériel nécessaire</text:h>
      <text:h text:style-name="P2" text:outline-level="2">Possédé par Valentin :</text:h>
      <text:list xml:id="list1581826611" text:style-name="L3">
        <text:list-item>
          <text:p text:style-name="P4">Electrovanne 12V</text:p>
        </text:list-item>
        <text:list-item>
          <text:p text:style-name="P4">Relais 12V</text:p>
        </text:list-item>
        <text:list-item>
          <text:p text:style-name="P4">Alimentation 12V</text:p>
        </text:list-item>
        <text:list-item>
          <text:p text:style-name="P4">2 Capteur d’humidité «Capacitive Soil Moisture Sensor v1.2»</text:p>
        </text:list-item>
      </text:list>
      <text:h text:style-name="P2" text:outline-level="2">Prêté par la HES :</text:h>
      <text:list xml:id="list2351630650" text:style-name="L4">
        <text:list-item>
          <text:p text:style-name="P8">Raspberry pi avec kit GrovePi+</text:p>
        </text:list-item>
        <text:list-item>
          <text:p text:style-name="P8">Sonde de température DS18B20</text:p>
        </text:list-item>
        <text:list-item>
          <text:p text:style-name="P8">2 capteurs d’humidité du sol (un corrodé, l’autres neuf)</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handas" svg:font-family="Chandas" style:font-pitch="variable"/>
    <style:font-face style:name="Ubuntu" svg:font-family="Ubuntu"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Ubuntu1" fo:font-family="Ubuntu" style:font-style-name="Normal"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Ubuntu" fo:font-family="Ubuntu"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En-tête_20_2" style:display-name="En-tête 2" style:family="paragraph" style:parent-style-name="Standard">
      <style:paragraph-properties fo:margin-top="0cm" fo:margin-bottom="0cm" style:contextual-spacing="false" text:number-lines="false" text:line-number="0" style:writing-mode="lr-tb">
        <style:tab-stops>
          <style:tab-stop style:position="8.5cm" style:type="center"/>
          <style:tab-stop style:position="17cm" style:type="center"/>
        </style:tab-stops>
      </style:paragraph-properties>
      <style:text-properties fo:font-size="9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9:20:17.973451997</meta:creation-date>
    <dc:date>2021-05-01T19:46:41.726633814</dc:date>
    <meta:editing-duration>PT8M30S</meta:editing-duration>
    <meta:editing-cycles>1</meta:editing-cycles>
    <meta:document-statistic meta:table-count="0" meta:image-count="0" meta:object-count="0" meta:page-count="1" meta:paragraph-count="20" meta:word-count="206" meta:character-count="1336" meta:non-whitespace-character-count="1156"/>
    <meta:generator>LibreOffice/7.0.5.2$Linux_X86_64 LibreOffice_project/00$Build-2</meta:generator>
  </office:meta>
</office:document-meta>
</file>